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0f7a8" officeooo:paragraph-rsid="0000f7a8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00f7a8" officeooo:paragraph-rsid="0000f7a8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officeooo:rsid="0000f7a8" officeooo:paragraph-rsid="0000f7a8" style:font-size-asian="10.5pt" style:font-weight-asian="bold" style:font-size-complex="12pt" style:font-weight-complex="bold"/>
    </style:style>
    <style:style style:name="T1" style:family="text">
      <style:text-properties officeooo:rsid="00027f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Targets in Votary</text:p>
      <text:p text:style-name="P1"/>
      <text:p text:style-name="P2">1)wants to become expert in C , C++, &amp; Linux.</text:p>
      <text:p text:style-name="P2">2)Need to learn python</text:p>
      <text:p text:style-name="P3">3)Avoid talking too much</text:p>
      <text:p text:style-name="P2">4)Gain more knowledge on CAN &amp; J1939</text:p>
      <text:p text:style-name="P2">5)Revi<text:span text:style-name="T1">s</text:span>e Qualcomm topics(building, flashing, collect logging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1:21:19.199562011</meta:creation-date>
    <dc:date>2019-06-19T14:58:59.327107314</dc:date>
    <meta:editing-duration>PT9M3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34" meta:character-count="210" meta:non-whitespace-character-count="177"/>
  </office:meta>
</office:document-meta>
</file>